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9556in" style:rel-column-width="9356*"/>
    </style:style>
    <style:style style:name="Tabelle1.B" style:family="table-column">
      <style:table-column-properties style:column-width="1.8917in" style:rel-column-width="18522*"/>
    </style:style>
    <style:style style:name="Tabelle1.C" style:family="table-column">
      <style:table-column-properties style:column-width="1.9646in" style:rel-column-width="19236*"/>
    </style:style>
    <style:style style:name="Tabelle1.D" style:family="table-column">
      <style:table-column-properties style:column-width="1.0417in" style:rel-column-width="10199*"/>
    </style:style>
    <style:style style:name="Tabelle1.E" style:family="table-column">
      <style:table-column-properties style:column-width="0.3764in" style:rel-column-width="3685*"/>
    </style:style>
    <style:style style:name="Tabelle1.F" style:family="table-column">
      <style:table-column-properties style:column-width="0.2486in" style:rel-column-width="2434*"/>
    </style:style>
    <style:style style:name="Tabelle1.G" style:family="table-column">
      <style:table-column-properties style:column-width="0.2146in" style:rel-column-width="2103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G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9356*"/>
    </style:style>
    <style:style style:name="Table1.B" style:family="table-column">
      <style:table-column-properties style:column-width="1.8917in" style:rel-column-width="18522*"/>
    </style:style>
    <style:style style:name="Table1.C" style:family="table-column">
      <style:table-column-properties style:column-width="1.9646in" style:rel-column-width="19236*"/>
    </style:style>
    <style:style style:name="Table1.D" style:family="table-column">
      <style:table-column-properties style:column-width="1.0417in" style:rel-column-width="10199*"/>
    </style:style>
    <style:style style:name="Table1.E" style:family="table-column">
      <style:table-column-properties style:column-width="0.3764in" style:rel-column-width="3685*"/>
    </style:style>
    <style:style style:name="Table1.F" style:family="table-column">
      <style:table-column-properties style:column-width="0.2486in" style:rel-column-width="2434*"/>
    </style:style>
    <style:style style:name="Table1.G" style:family="table-column">
      <style:table-column-properties style:column-width="0.2146in" style:rel-column-width="210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8917in" style:rel-column-width="18522*"/>
    </style:style>
    <style:style style:name="Table2.C" style:family="table-column">
      <style:table-column-properties style:column-width="1.9646in" style:rel-column-width="19236*"/>
    </style:style>
    <style:style style:name="Table2.D" style:family="table-column">
      <style:table-column-properties style:column-width="1.0417in" style:rel-column-width="10199*"/>
    </style:style>
    <style:style style:name="Table2.E" style:family="table-column">
      <style:table-column-properties style:column-width="0.3764in" style:rel-column-width="3685*"/>
    </style:style>
    <style:style style:name="Table2.F" style:family="table-column">
      <style:table-column-properties style:column-width="0.2486in" style:rel-column-width="2434*"/>
    </style:style>
    <style:style style:name="Table2.G" style:family="table-column">
      <style:table-column-properties style:column-width="0.2146in" style:rel-column-width="210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56in" style:rel-column-width="9356*"/>
    </style:style>
    <style:style style:name="Table3.B" style:family="table-column">
      <style:table-column-properties style:column-width="1.8917in" style:rel-column-width="18522*"/>
    </style:style>
    <style:style style:name="Table3.C" style:family="table-column">
      <style:table-column-properties style:column-width="1.9646in" style:rel-column-width="19236*"/>
    </style:style>
    <style:style style:name="Table3.D" style:family="table-column">
      <style:table-column-properties style:column-width="1.0417in" style:rel-column-width="10199*"/>
    </style:style>
    <style:style style:name="Table3.E" style:family="table-column">
      <style:table-column-properties style:column-width="0.3764in" style:rel-column-width="3685*"/>
    </style:style>
    <style:style style:name="Table3.F" style:family="table-column">
      <style:table-column-properties style:column-width="0.2486in" style:rel-column-width="2434*"/>
    </style:style>
    <style:style style:name="Table3.G" style:family="table-column">
      <style:table-column-properties style:column-width="0.2146in" style:rel-column-width="21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56in" style:rel-column-width="9356*"/>
    </style:style>
    <style:style style:name="Table4.B" style:family="table-column">
      <style:table-column-properties style:column-width="1.8917in" style:rel-column-width="18522*"/>
    </style:style>
    <style:style style:name="Table4.C" style:family="table-column">
      <style:table-column-properties style:column-width="1.9646in" style:rel-column-width="19236*"/>
    </style:style>
    <style:style style:name="Table4.D" style:family="table-column">
      <style:table-column-properties style:column-width="1.0417in" style:rel-column-width="10199*"/>
    </style:style>
    <style:style style:name="Table4.E" style:family="table-column">
      <style:table-column-properties style:column-width="0.3764in" style:rel-column-width="3685*"/>
    </style:style>
    <style:style style:name="Table4.F" style:family="table-column">
      <style:table-column-properties style:column-width="0.2486in" style:rel-column-width="2434*"/>
    </style:style>
    <style:style style:name="Table4.G" style:family="table-column">
      <style:table-column-properties style:column-width="0.2146in" style:rel-column-width="210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56in" style:rel-column-width="9356*"/>
    </style:style>
    <style:style style:name="Table5.B" style:family="table-column">
      <style:table-column-properties style:column-width="1.8917in" style:rel-column-width="18522*"/>
    </style:style>
    <style:style style:name="Table5.C" style:family="table-column">
      <style:table-column-properties style:column-width="1.9646in" style:rel-column-width="19236*"/>
    </style:style>
    <style:style style:name="Table5.D" style:family="table-column">
      <style:table-column-properties style:column-width="1.0417in" style:rel-column-width="10199*"/>
    </style:style>
    <style:style style:name="Table5.E" style:family="table-column">
      <style:table-column-properties style:column-width="0.3764in" style:rel-column-width="3685*"/>
    </style:style>
    <style:style style:name="Table5.F" style:family="table-column">
      <style:table-column-properties style:column-width="0.2486in" style:rel-column-width="2434*"/>
    </style:style>
    <style:style style:name="Table5.G" style:family="table-column">
      <style:table-column-properties style:column-width="0.2146in" style:rel-column-width="210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G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56in" style:rel-column-width="9356*"/>
    </style:style>
    <style:style style:name="Table6.B" style:family="table-column">
      <style:table-column-properties style:column-width="1.8917in" style:rel-column-width="18522*"/>
    </style:style>
    <style:style style:name="Table6.C" style:family="table-column">
      <style:table-column-properties style:column-width="1.9646in" style:rel-column-width="19236*"/>
    </style:style>
    <style:style style:name="Table6.D" style:family="table-column">
      <style:table-column-properties style:column-width="1.0417in" style:rel-column-width="10199*"/>
    </style:style>
    <style:style style:name="Table6.E" style:family="table-column">
      <style:table-column-properties style:column-width="0.3764in" style:rel-column-width="3685*"/>
    </style:style>
    <style:style style:name="Table6.F" style:family="table-column">
      <style:table-column-properties style:column-width="0.2486in" style:rel-column-width="2434*"/>
    </style:style>
    <style:style style:name="Table6.G" style:family="table-column">
      <style:table-column-properties style:column-width="0.2146in" style:rel-column-width="210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56in" style:rel-column-width="9356*"/>
    </style:style>
    <style:style style:name="Table7.B" style:family="table-column">
      <style:table-column-properties style:column-width="1.8917in" style:rel-column-width="18522*"/>
    </style:style>
    <style:style style:name="Table7.C" style:family="table-column">
      <style:table-column-properties style:column-width="1.9646in" style:rel-column-width="19236*"/>
    </style:style>
    <style:style style:name="Table7.D" style:family="table-column">
      <style:table-column-properties style:column-width="1.0417in" style:rel-column-width="10199*"/>
    </style:style>
    <style:style style:name="Table7.E" style:family="table-column">
      <style:table-column-properties style:column-width="0.3764in" style:rel-column-width="3685*"/>
    </style:style>
    <style:style style:name="Table7.F" style:family="table-column">
      <style:table-column-properties style:column-width="0.2486in" style:rel-column-width="2434*"/>
    </style:style>
    <style:style style:name="Table7.G" style:family="table-column">
      <style:table-column-properties style:column-width="0.2146in" style:rel-column-width="210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K-MM-Rem-Short">Fag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SK-MM-Rem">FAGOPYRUM ESCULENTUM</text:p>
          </table:table-cell>
          <table:table-cell table:style-name="Tabelle1.A1" office:value-type="string">
            <text:p text:style-name="Standard">L1</text:p>
          </table:table-cell>
          <table:table-cell table:style-name="Tabelle1.A1" office:value-type="string">
            <text:p text:style-name="Standard">L2</text:p>
          </table:table-cell>
          <table:table-cell table:style-name="Tabelle1.A1" office:value-type="string">
            <text:p text:style-name="Standard">L3</text:p>
          </table:table-cell>
          <table:table-cell table:style-name="Tabelle1.A1" office:value-type="string">
            <text:p text:style-name="Standard">fnote</text:p>
          </table:table-cell>
          <table:table-cell table:style-name="Tabelle1.A1" office:value-type="string">
            <text:p text:style-name="Standard"/>
          </table:table-cell>
          <table:table-cell table:style-name="Tabelle1.G1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</text:p>
          </table:table-cell>
          <table:table-cell table:style-name="Tabelle1.A2" office:value-type="string">
            <text:p text:style-name="SK-MM-L1">Digestive organ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Skin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>Worse</text:p>
          </table:table-cell>
          <table:table-cell table:style-name="Tabelle1.A2" office:value-type="string">
            <text:p text:style-name="SK-MM-L1">Scratching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Sun-light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>Better</text:p>
          </table:table-cell>
          <table:table-cell table:style-name="Tabelle1.A2" office:value-type="string">
            <text:p text:style-name="SK-MM-L1">Cold bathing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/>
          </table:table-cell>
          <table:table-cell table:style-name="Tabelle1.A2" office:value-type="string">
            <text:p text:style-name="SK-MM-L1">Coffee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Related: Pul.</text:p>
      <text:p text:style-name="Standard"/>
      <text:p text:style-name="SK-MM-Rem-Short">Fe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SK-MM-Rem">FERRUM METALLICUM</text:p>
          </table:table-cell>
          <table:table-cell table:style-name="Table1.A1" office:value-type="string">
            <text:p text:style-name="Standard">L1</text:p>
          </table:table-cell>
          <table:table-cell table:style-name="Table1.A1" office:value-type="string">
            <text:p text:style-name="Standard">L2</text:p>
          </table:table-cell>
          <table:table-cell table:style-name="Table1.A1" office:value-type="string">
            <text:p text:style-name="Standard">L3</text:p>
          </table:table-cell>
          <table:table-cell table:style-name="Table1.A1" office:value-type="string">
            <text:p text:style-name="Standard">fnote</text:p>
          </table:table-cell>
          <table:table-cell table:style-name="Table1.A1" office:value-type="string">
            <text:p text:style-name="Standard"/>
          </table:table-cell>
          <table:table-cell table:style-name="Table1.G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 </text:p>
          </table:table-cell>
          <table:table-cell table:style-name="Table1.A2" office:value-type="string">
            <text:p text:style-name="SK-MM-L1"><text:span text:style-name="Emphasis">VASO-MOTORS</text:span></text:p>
          </table:table-cell>
          <table:table-cell table:style-name="Table1.A2" office:value-type="string">
            <text:p text:style-name="SK-MM-L2"><text:span text:style-name="Strong_20_Emphasis">CIRCULATION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Blood-vessels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Blood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Spleen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Digestion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Left deltoid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>Worse</text:p>
          </table:table-cell>
          <table:table-cell table:style-name="Table1.A2" office:value-type="string">
            <text:p text:style-name="SK-MM-L1"><text:span text:style-name="Strong_20_Emphasis">NIGHT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Emotion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Violent exertion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Eating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Drinking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Vital losse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Sweat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Quinine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Egg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Heat and cold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Sudden motion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Raising arm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SK-MM-Better">Better</text:p>
          </table:table-cell>
          <table:table-cell table:style-name="Table1.A2" office:value-type="string">
            <text:p text:style-name="SK-MM-L1">Gentle motion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/>
          </table:table-cell>
          <table:table-cell table:style-name="Table1.A2" office:value-type="string">
            <text:p text:style-name="SK-MM-L1">Slight bleeding (Calad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/>
          </table:table-cell>
          <table:table-cell table:style-name="Table1.A2" office:value-type="string">
            <text:p text:style-name="SK-MM-L1">Leaning head on something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</table:table>
      <text:p text:style-name="Standard"><text:line-break/></text:p>
      <text:p text:style-name="Primary">Pale mucous membranes. </text:p>
      <text:p text:style-name="Primary">False erethism or plethora; weak; lies down. </text:p>
      <text:p text:style-name="Primary">Excited, irregular surgings </text:p>
      <text:p text:style-name="Primary">Wandering orgasms; head, face, chest, etc. </text:p>
      <text:p text:style-name="Primary">Pulsations. </text:p>
      <text:p text:style-name="Primary">Hæmorrhages (bright or with small clots); in rapidly growing youths. </text:p>
      <text:p text:style-name="Primary">Relaxed blood-vessels; dilated veins, &lt; during menses, etc. </text:p>
      <text:p text:style-name="Primary">Red faced old men </text:p>
      <text:p text:style-name="Primary">Exophthalmos. </text:p>
      <text:p text:style-name="Primary">Pressure on chest, stomach, etc. </text:p>
      <text:p text:style-name="Primary">Nightly pains that compel motion of part </text:p>
      <text:p text:style-name="Primary">Dry; food seems; vagina, etc. </text:p>
      <text:p text:style-name="Primary">Rapid emaciation. </text:p>
      <text:p text:style-name="Primary">Anæmia. </text:p>
      <text:p text:style-name="Primary">Cachexy. </text:p>
      <text:p text:style-name="Primary">Irritable mind and body. </text:p>
      <text:p text:style-name="Primary"/>
      <text:p text:style-name="Secondary">Always in the right; excited by the least opposition. </text:p>
      <text:p text:style-name="Secondary">Weeps and laughs immoderately. </text:p>
      <text:p text:style-name="Secondary">Sensitive and excitable; &lt; least opposition. </text:p>
      <text:p text:style-name="Secondary">Brain-tire. </text:p>
      <text:p text:style-name="Secondary">Throbbing, hammering headache starts in the temples; &lt; cough or stooping; &gt; letting hair down; with vertigo. </text:p>
      <text:p text:style-name="Secondary">Pain over l. </text:p>
      <text:p text:style-name="Secondary">eye. </text:p>
      <text:p text:style-name="Secondary">Blind attacks. </text:p>
      <text:p text:style-name="Secondary">Puffy eye-lids. </text:p>
      <text:p text:style-name="Secondary">Nose-bleed. </text:p>
      <text:p text:style-name="Secondary">Face flushes and pales or reddens from the least thing florid; feels bloated. </text:p>
      <text:p text:style-name="Secondary">Erethistic chlorosis. </text:p>
      <text:p text:style-name="Secondary">Toothache, &gt; ice water. </text:p>
      <text:p text:style-name="Secondary">Stomach won't tolerate any food. </text:p>
      <text:p text:style-name="Secondary">Averse to meat. </text:p>
      <text:p text:style-name="Secondary">Spits up his food </text:p>
      <text:p text:style-name="Secondary">Nausea at mid-night. </text:p>
      <text:p text:style-name="Secondary">Easy vomiting. </text:p>
      <text:p text:style-name="Secondary">Diarrhœa; painless lientery; &lt; while eating; nightly gushing; spluttering; alternating with constipation; &lt; if nervous or tired. </text:p>
      <text:p text:style-name="Secondary">Chronic nephritis. </text:p>
      <text:p text:style-name="Secondary">Enuresis by day only. </text:p>
      <text:p text:style-name="Secondary">Emissions; nightly with backache; after over-exertion. </text:p>
      <text:p text:style-name="Secondary">Raw vagina, &lt; coition. </text:p>
      <text:p text:style-name="Secondary">Menses pale; intermit. </text:p>
      <text:p text:style-name="Secondary"><text:soft-page-break/>Leucorrhœa; acrid, milky, watery, at puberty. </text:p>
      <text:p text:style-name="Secondary">Changeable voice. </text:p>
      <text:p text:style-name="Secondary">Dry; tickling cough. </text:p>
      <text:p text:style-name="Secondary">Blood-spitting (streaked). </text:p>
      <text:p text:style-name="Secondary">Constriction of or flying stitches in chest. </text:p>
      <text:p text:style-name="Secondary">Dyspnœa or palpitation, &gt; motion. </text:p>
      <text:p text:style-name="Secondary">Sudden cramps or tearing boring in limbs. </text:p>
      <text:p text:style-name="Secondary">Cracking joints. </text:p>
      <text:p text:style-name="Secondary">Omodynia. </text:p>
      <text:p text:style-name="Secondary">Swelled hands and feet. </text:p>
      <text:p text:style-name="Secondary">Heels pain, if lies on back. </text:p>
      <text:p text:style-name="Secondary">Sleepless. </text:p>
      <text:p text:style-name="Secondary">Chill, with red face and thirst. </text:p>
      <text:p text:style-name="Secondary">Heat, with distended veins. </text:p>
      <text:p text:style-name="Secondary">Sweats, clammy, yellow, cold, acrid or debilitating. </text:p>
      <text:p text:style-name="Secondary">Soft pulse. </text:p>
      <text:p text:style-name="SK-MM-Remedy-Reference">Complementary: Chin. Related: Arn. Mang.</text:p>
      <text:p text:style-name="Standard"/>
      <text:p text:style-name="SK-MM-Rem-Short">Fer-p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SK-MM-Rem">FERRUM PHOSPHORICUM</text:p>
          </table:table-cell>
          <table:table-cell table:style-name="Table2.A1" office:value-type="string">
            <text:p text:style-name="Standard">L1</text:p>
          </table:table-cell>
          <table:table-cell table:style-name="Table2.A1" office:value-type="string">
            <text:p text:style-name="Standard">L2</text:p>
          </table:table-cell>
          <table:table-cell table:style-name="Table2.A1" office:value-type="string">
            <text:p text:style-name="Standard">L3</text:p>
          </table:table-cell>
          <table:table-cell table:style-name="Table2.A1" office:value-type="string">
            <text:p text:style-name="Standard">fnote</text:p>
          </table:table-cell>
          <table:table-cell table:style-name="Table2.A1" office:value-type="string">
            <text:p text:style-name="Standard"/>
          </table:table-cell>
          <table:table-cell table:style-name="Table2.G1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</text:p>
          </table:table-cell>
          <table:table-cell table:style-name="Table2.A2" office:value-type="string">
            <text:p text:style-name="SK-MM-L1">Vaso-motor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</text:p>
          </table:table-cell>
          <table:table-cell table:style-name="Table2.A2" office:value-type="string">
            <text:p text:style-name="SK-MM-L1"><text:span text:style-name="Emphasis">Venous circulation</text:span></text:p>
          </table:table-cell>
          <table:table-cell table:style-name="Table2.A2" office:value-type="string">
            <text:p text:style-name="SK-MM-L2"><text:span text:style-name="Strong_20_Emphasis">LUNGS</text:span></text:p>
          </table:table-cell>
          <table:table-cell table:style-name="Table2.A2" office:value-type="string">
            <text:p text:style-name="SK-MM-L3">root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Eustachian tube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>Worse</text:p>
          </table:table-cell>
          <table:table-cell table:style-name="Table2.A2" office:value-type="string">
            <text:p text:style-name="SK-MM-L1">Night (4-6 A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Motion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Noise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Jar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Cold air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Checked sweat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>Better</text:p>
          </table:table-cell>
          <table:table-cell table:style-name="Table2.A2" office:value-type="string">
            <text:p text:style-name="SK-MM-L1">Cold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Bleeding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Lying down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</table:table>
      <text:p text:style-name="Standard"><text:line-break/></text:p>
      <text:p text:style-name="Primary">Anæmic blondes. </text:p>
      <text:p text:style-name="Primary"><text:span text:style-name="Strong_20_Emphasis">FULL, SOFT, FLOWING PULSE. </text:span></text:p>
      <text:p text:style-name="Primary">Hyperæmia. </text:p>
      <text:p text:style-name="Primary">Acute exacerbations, phthisis, rheumatism, etc. </text:p>
      <text:p text:style-name="Primary">Passive congestion and weakness </text:p>
      <text:p text:style-name="Primary">Bloody (streaked or meat water) discharges. </text:p>
      <text:p text:style-name="Primary">Bruised soreness; chest, shoulder, muscles. </text:p>
      <text:p text:style-name="Primary">Inflamed soft parts. </text:p>
      <text:p text:style-name="Primary"><text:soft-page-break/>Burning rawness. </text:p>
      <text:p text:style-name="Primary"/>
      <text:p text:style-name="Secondary">Keeps quiet. </text:p>
      <text:p text:style-name="Secondary">Anger. </text:p>
      <text:p text:style-name="Secondary">Excited and talkative. </text:p>
      <text:p text:style-name="Secondary">Cerebral irritation. </text:p>
      <text:p text:style-name="Secondary">Throbbing headaches, with sensitive scalp. </text:p>
      <text:p text:style-name="Secondary">Headache; shooting pains, aching from vertex down over sides of head; with earache (Pul.), &gt; nosebleed. </text:p>
      <text:p text:style-name="Secondary">Suffused eyes. </text:p>
      <text:p text:style-name="Secondary">Violent earache </text:p>
      <text:p text:style-name="Secondary">Acute otitis; media. </text:p>
      <text:p text:style-name="Secondary">Colds cause deafness. </text:p>
      <text:p text:style-name="Secondary">Tinnitus, &lt; lying. </text:p>
      <text:p text:style-name="Secondary">Face pales and reddens alternately. </text:p>
      <text:p text:style-name="Secondary">Vomits ingesta. </text:p>
      <text:p text:style-name="Secondary">Frequent stools of bloody water </text:p>
      <text:p text:style-name="Secondary">Diarrhœa. </text:p>
      <text:p text:style-name="Secondary">Impending hydrocephalus. </text:p>
      <text:p text:style-name="Secondary">Nephritis. </text:p>
      <text:p text:style-name="Secondary">Enuresis. </text:p>
      <text:p text:style-name="Secondary">Urinates after every drink (Sarsa.). </text:p>
      <text:p text:style-name="Secondary">Menses early, with heavy pain on vertex. </text:p>
      <text:p text:style-name="Secondary">Laryngitis; of singers (Aru-t.) </text:p>
      <text:p text:style-name="Secondary">Cough; hacking; &lt; morning and evening. </text:p>
      <text:p text:style-name="Secondary">Cough; tormenting, spasmodic. </text:p>
      <text:p text:style-name="Secondary">Chest heavy, sore or congested. </text:p>
      <text:p text:style-name="Secondary">Omodynia. </text:p>
      <text:p text:style-name="Secondary">Jerking limbs. </text:p>
      <text:p text:style-name="Secondary">Drowsiness. </text:p>
      <text:p text:style-name="Secondary">Chill, with desire to stretch. </text:p>
      <text:p text:style-name="Secondary">Heat with sweaty hands. </text:p>
      <text:p text:style-name="Secondary">Sweatiness. </text:p>
      <text:p text:style-name="Secondary">Fevers; continued; infectious; pneumonia; intercurrent. </text:p>
      <text:p text:style-name="Secondary">Measles; hæmorrhagic. </text:p>
      <text:p text:style-name="SK-MM-Remedy-Reference">Complementary: Kali-m. Related: Gel.</text:p>
      <text:p text:style-name="Standard"/>
      <text:p text:style-name="SK-MM-Rem-Short">Flu-ac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SK-MM-Rem">FLUORICUM ACIDUM</text:p>
          </table:table-cell>
          <table:table-cell table:style-name="Table3.A1" office:value-type="string">
            <text:p text:style-name="Standard">L1</text:p>
          </table:table-cell>
          <table:table-cell table:style-name="Table3.A1" office:value-type="string">
            <text:p text:style-name="Standard">L2</text:p>
          </table:table-cell>
          <table:table-cell table:style-name="Table3.A1" office:value-type="string">
            <text:p text:style-name="Standard">L3</text:p>
          </table:table-cell>
          <table:table-cell table:style-name="Table3.A1" office:value-type="string">
            <text:p text:style-name="Standard">fnote</text:p>
          </table:table-cell>
          <table:table-cell table:style-name="Table3.A1" office:value-type="string">
            <text:p text:style-name="Standard"/>
          </table:table-cell>
          <table:table-cell table:style-name="Table3.G1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 </text:p>
          </table:table-cell>
          <table:table-cell table:style-name="Table3.A2" office:value-type="string">
            <text:p text:style-name="SK-MM-L1">FIBROUS TISSUES</text:p>
          </table:table-cell>
          <table:table-cell table:style-name="Table3.A2" office:value-type="string">
            <text:p text:style-name="SK-MM-L2"><text:span text:style-name="Strong_20_Emphasis">VEINS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Skin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Bone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Mastoid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>Worse</text:p>
          </table:table-cell>
          <table:table-cell table:style-name="Table3.A2" office:value-type="string">
            <text:p text:style-name="SK-MM-L1"><text:span text:style-name="Strong_20_Emphasis">HEAT</text:span>of room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Night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Alcohol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ext:soft-page-break/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Sour food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>Better</text:p>
          </table:table-cell>
          <table:table-cell table:style-name="Table3.A2" office:value-type="string">
            <text:p text:style-name="SK-MM-L1"><text:span text:style-name="Strong_20_Emphasis">COOL BATHING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/>
          </table:table-cell>
          <table:table-cell table:style-name="Table3.A2" office:value-type="string">
            <text:p text:style-name="SK-MM-L1">Rapid motion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/>
          </table:table-cell>
          <table:table-cell table:style-name="Table3.A2" office:value-type="string">
            <text:p text:style-name="SK-MM-L1">Short sleep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/>
          </table:table-cell>
          <table:table-cell table:style-name="Table3.A2" office:value-type="string">
            <text:p text:style-name="SK-MM-L1">Bending head back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/>
          </table:table-cell>
          <table:table-cell table:style-name="Table3.A2" office:value-type="string">
            <text:p text:style-name="SK-MM-L1">Eating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</table:table>
      <text:p text:style-name="Standard"><text:line-break/></text:p>
      <text:p text:style-name="Primary">Always too hot wants to bathe in cold water </text:p>
      <text:p text:style-name="Primary">Pale, miserable, cachectic, flabby and broken down. </text:p>
      <text:p text:style-name="Primary">Slow deeply destructive effects. </text:p>
      <text:p text:style-name="Primary">Puffy, indurated or fistulous tissues </text:p>
      <text:p text:style-name="Primary">Palmar abscess. </text:p>
      <text:p text:style-name="Primary">Felon. </text:p>
      <text:p text:style-name="Primary">Caries. </text:p>
      <text:p text:style-name="Primary">Bed-sores. </text:p>
      <text:p text:style-name="Primary">Ulcers. </text:p>
      <text:p text:style-name="Primary">Œdema. </text:p>
      <text:p text:style-name="Primary">Secondary syphilis. </text:p>
      <text:p text:style-name="Primary">Thin, foul, acrid or salty discharges; that cause itching. </text:p>
      <text:p text:style-name="Primary"/>
      <text:p text:style-name="Secondary">Necessity to be always in the move. </text:p>
      <text:p text:style-name="Secondary">Impulse to walk fast. </text:p>
      <text:p text:style-name="Secondary">Melancholy. </text:p>
      <text:p text:style-name="Secondary">Lecherousness. </text:p>
      <text:p text:style-name="Secondary">Stunning headache; &gt; urinating. </text:p>
      <text:p text:style-name="Secondary">Brittle, tousy hair. </text:p>
      <text:p text:style-name="Secondary">As of a cold wind in eye. </text:p>
      <text:p text:style-name="Secondary">Lachrymal stricture. </text:p>
      <text:p text:style-name="Secondary">Deafness, &gt; bending head back. </text:p>
      <text:p text:style-name="Secondary">Puffy glabella </text:p>
      <text:p text:style-name="Secondary">Thin enamel. </text:p>
      <text:p text:style-name="Secondary">Teeth decay rapidly; &lt; at roots. </text:p>
      <text:p text:style-name="Secondary">Fissured tongue. </text:p>
      <text:p text:style-name="Secondary">Gnawing hunger; for pungent or cold things. </text:p>
      <text:p text:style-name="Secondary">Stale eructations. </text:p>
      <text:p text:style-name="Secondary">Itching or burning at anus. </text:p>
      <text:p text:style-name="Secondary">Upward drawing in urethra (down-Merc.). </text:p>
      <text:p text:style-name="Secondary">Profuse, acrid leucorrhœa. </text:p>
      <text:p text:style-name="Secondary">Sexual erethism. </text:p>
      <text:p text:style-name="Secondary">Œdema of scrotum. </text:p>
      <text:p text:style-name="Secondary">Distorted nails. </text:p>
      <text:p text:style-name="Secondary">Varicose veins varicocele. </text:p>
      <text:p text:style-name="Secondary">Dry, harsh, itching or cracked skin; seeming to emit a hot vapor. </text:p>
      <text:p text:style-name="Secondary">Scars surrounded by pimples. </text:p>
      <text:p text:style-name="Secondary">Keloid. </text:p>
      <text:p text:style-name="Secondary">Ebullitions of heat; with pains in bones. </text:p>
      <text:p text:style-name="Secondary">Acrid, eroding sweat excites itching </text:p>
      <text:p text:style-name="Secondary"><text:soft-page-break/>Oily, pungent sweat on genital. </text:p>
      <text:p text:style-name="Secondary">Sweat on hands and feet. </text:p>
      <text:p text:style-name="SK-MM-Remedy-Reference">Complementary: Sil. Related: Calc-sul. Pul. Sul-ac.</text:p>
      <text:p text:style-name="Standard"/>
      <text:p text:style-name="SK-MM-Rem-Short">Form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SK-MM-Rem">FORMICA RUFA</text:p>
          </table:table-cell>
          <table:table-cell table:style-name="Table4.A1" office:value-type="string">
            <text:p text:style-name="Standard">L1</text:p>
          </table:table-cell>
          <table:table-cell table:style-name="Table4.A1" office:value-type="string">
            <text:p text:style-name="Standard">L2</text:p>
          </table:table-cell>
          <table:table-cell table:style-name="Table4.A1" office:value-type="string">
            <text:p text:style-name="Standard">L3</text:p>
          </table:table-cell>
          <table:table-cell table:style-name="Table4.A1" office:value-type="string">
            <text:p text:style-name="Standard">fnote</text:p>
          </table:table-cell>
          <table:table-cell table:style-name="Table4.A1" office:value-type="string">
            <text:p text:style-name="Standard"/>
          </table:table-cell>
          <table:table-cell table:style-name="Table4.G1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</text:p>
          </table:table-cell>
          <table:table-cell table:style-name="Table4.A2" office:value-type="string">
            <text:p text:style-name="SK-MM-L1">Joint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Spine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Liver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Kidney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Right side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>Worse</text:p>
          </table:table-cell>
          <table:table-cell table:style-name="Table4.A2" office:value-type="string">
            <text:p text:style-name="SK-MM-L1">Coldwet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Motion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Before snow-storm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>Better</text:p>
          </table:table-cell>
          <table:table-cell table:style-name="Table4.A2" office:value-type="string">
            <text:p text:style-name="SK-MM-L1">Pressure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Standard"><text:line-break/></text:p>
      <text:p text:style-name="Primary">Sudden rheumatic or gouty pains </text:p>
      <text:p text:style-name="Primary">Takes cold easily. </text:p>
      <text:p text:style-name="Primary">Tuberculosis. </text:p>
      <text:p text:style-name="Primary">Hyper-plasia. </text:p>
      <text:p text:style-name="Primary"/>
      <text:p text:style-name="Secondary">Light, foaming stools. </text:p>
      <text:p text:style-name="Secondary">Hydrops ovarii. </text:p>
      <text:p text:style-name="Secondary">Nervous asthma. </text:p>
      <text:p text:style-name="Secondary">Hives, in flat plaques. </text:p>
      <text:p text:style-name="Secondary">Profuse sweat without relief. </text:p>
      <text:p text:style-name="SK-MM-Remedy-Reference">Related: Rhus-t. Urt-u.</text:p>
      <text:p text:style-name="Standard"/>
      <text:p text:style-name="SK-MM-Rem-Short">Frax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SK-MM-Rem">FRAXINUS AMERICANA</text:p>
          </table:table-cell>
          <table:table-cell table:style-name="Table5.A1" office:value-type="string">
            <text:p text:style-name="Standard">L1</text:p>
          </table:table-cell>
          <table:table-cell table:style-name="Table5.A1" office:value-type="string">
            <text:p text:style-name="Standard">L2</text:p>
          </table:table-cell>
          <table:table-cell table:style-name="Table5.A1" office:value-type="string">
            <text:p text:style-name="Standard">L3</text:p>
          </table:table-cell>
          <table:table-cell table:style-name="Table5.A1" office:value-type="string">
            <text:p text:style-name="Standard">fnote</text:p>
          </table:table-cell>
          <table:table-cell table:style-name="Table5.A1" office:value-type="string">
            <text:p text:style-name="Standard"/>
          </table:table-cell>
          <table:table-cell table:style-name="Table5.G1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</text:p>
          </table:table-cell>
          <table:table-cell table:style-name="Table5.A2" office:value-type="string">
            <text:p text:style-name="SK-MM-L1">Uteru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Nerve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>Worse</text:p>
          </table:table-cell>
          <table:table-cell table:style-name="Table5.A2" office:value-type="string">
            <text:p text:style-name="SK-MM-L1">Injury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Sprain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Lifting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</table:table>
      <text:p text:style-name="Standard"><text:line-break/></text:p>
      <text:p text:style-name="Primary">Nervous females with enlarged or prolapsed wombs </text:p>
      <text:p text:style-name="Primary"/>
      <text:p text:style-name="Secondary"><text:soft-page-break/>Must talk. </text:p>
      <text:p text:style-name="Secondary">Hot spot or dryness on vertex </text:p>
      <text:p text:style-name="Secondary">Throbbing in occiput. </text:p>
      <text:p text:style-name="Secondary">Heavy abdomen with bearing down or falling out sensation. </text:p>
      <text:p text:style-name="Secondary">Sensitive left ovary. </text:p>
      <text:p text:style-name="Secondary">Profuse menses or leucorrhœa. </text:p>
      <text:p text:style-name="Secondary">Cramps in feet. </text:p>
      <text:p text:style-name="Secondary">Hot flushes. </text:p>
      <text:p text:style-name="SK-MM-Remedy-Reference">Related: Sep. Vib.</text:p>
      <text:p text:style-name="Standard"/>
      <text:p text:style-name="SK-MM-Rem-Short">Gel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SK-MM-Rem">GELSEMIUM SEMPERVIRENS</text:p>
          </table:table-cell>
          <table:table-cell table:style-name="Table6.A1" office:value-type="string">
            <text:p text:style-name="Standard">L1</text:p>
          </table:table-cell>
          <table:table-cell table:style-name="Table6.A1" office:value-type="string">
            <text:p text:style-name="Standard">L2</text:p>
          </table:table-cell>
          <table:table-cell table:style-name="Table6.A1" office:value-type="string">
            <text:p text:style-name="Standard">L3</text:p>
          </table:table-cell>
          <table:table-cell table:style-name="Table6.A1" office:value-type="string">
            <text:p text:style-name="Standard">fnote</text:p>
          </table:table-cell>
          <table:table-cell table:style-name="Table6.A1" office:value-type="string">
            <text:p text:style-name="Standard"/>
          </table:table-cell>
          <table:table-cell table:style-name="Table6.G1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</text:p>
          </table:table-cell>
          <table:table-cell table:style-name="Table6.A2" office:value-type="string">
            <text:p text:style-name="SK-MM-L1"><text:span text:style-name="Strong_20_Emphasis">CIRCULATION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 </text:p>
          </table:table-cell>
          <table:table-cell table:style-name="Table6.A2" office:value-type="string">
            <text:p text:style-name="SK-MM-L1">BRAIN CORD</text:p>
          </table:table-cell>
          <table:table-cell table:style-name="Table6.A2" office:value-type="string">
            <text:p text:style-name="SK-MM-L2"><text:span text:style-name="Strong_20_Emphasis">OCCIPUT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Base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Neck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</text:p>
          </table:table-cell>
          <table:table-cell table:style-name="Table6.A2" office:value-type="string">
            <text:p text:style-name="SK-MM-L1">MOTOR NERVES</text:p>
          </table:table-cell>
          <table:table-cell table:style-name="Table6.A2" office:value-type="string">
            <text:p text:style-name="SK-MM-L2"><text:span text:style-name="Strong_20_Emphasis">MUSCLES</text:span></text:p>
          </table:table-cell>
          <table:table-cell table:style-name="Table6.A2" office:value-type="string">
            <text:p text:style-name="SK-MM-L3"><text:span text:style-name="Strong_20_Emphasis">LIDS</text:span></text:p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><text:span text:style-name="Strong_20_Emphasis">VISION</text:span></text:p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 </text:p>
          </table:table-cell>
          <table:table-cell table:style-name="Table6.A2" office:value-type="string">
            <text:p text:style-name="SK-MM-L1">MUCOUS MEMBRANES</text:p>
          </table:table-cell>
          <table:table-cell table:style-name="Table6.A2" office:value-type="string">
            <text:p text:style-name="SK-MM-L2">Nose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Gall-ducts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Right side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>Worse</text:p>
          </table:table-cell>
          <table:table-cell table:style-name="Table6.A2" office:value-type="string">
            <text:p text:style-name="SK-MM-L1"><text:span text:style-name="Strong_20_Emphasis">EMOTIONSDREAD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Surprise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Shock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Ordeal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Motion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<text:span text:style-name="Emphasis">Weather</text:span></text:p>
          </table:table-cell>
          <table:table-cell table:style-name="Table6.A2" office:value-type="string">
            <text:p text:style-name="SK-MM-L2"><text:span text:style-name="Strong_20_Emphasis">SPRING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Foggy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<text:span text:style-name="Strong_20_Emphasis">HUMID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Muggy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Heat of summer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Periodically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Dentition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Tobacco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ext:soft-page-break/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Ga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>Better</text:p>
          </table:table-cell>
          <table:table-cell table:style-name="Table6.A2" office:value-type="string">
            <text:p text:style-name="SK-MM-L1">Profuse urination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Sweating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Shaking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Alcoholic drink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Mental effort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Strong_20_Emphasis">ACHING, TIRED, HEAVY, WEAK AND SORE; </text:span>&lt; limbs. </text:p>
      <text:p text:style-name="Primary">Grippe. </text:p>
      <text:p text:style-name="Primary">Overpowering aching </text:p>
      <text:p text:style-name="Primary">Heavy single parts, heart, liver, etc. </text:p>
      <text:p text:style-name="Primary">Lies quietly, half reclining. </text:p>
      <text:p text:style-name="Primary">Nerve exhaustion. </text:p>
      <text:p text:style-name="Primary">Dull, drowsy and dizzy, </text:p>
      <text:p text:style-name="Primary"><text:span text:style-name="Strong_20_Emphasis">TREMOR; </text:span>or twitches of single muscles, face, ching tongue, etc. wants to be held. </text:p>
      <text:p text:style-name="Primary">Chorea, of pregnancy. </text:p>
      <text:p text:style-name="Primary">Paretic effects; eyes, throat, anus, bladder, etc. </text:p>
      <text:p text:style-name="Primary">Inco-ordination. </text:p>
      <text:p text:style-name="Primary">Fulness. </text:p>
      <text:p text:style-name="Primary">Passive congestion </text:p>
      <text:p text:style-name="Primary">Symptoms accompanied by vertigo eye or visual effects drowsiness or polyuria </text:p>
      <text:p text:style-name="Primary"/>
      <text:p text:style-name="Secondary"><text:span text:style-name="Strong_20_Emphasis">CONFUSED, </text:span>dazed, apathetic, torpid, dull, drowsy and dizzy, or indifferent; answers slowly. </text:p>
      <text:p text:style-name="Secondary">DREAD of falling of ordeals, death, pains, etc. </text:p>
      <text:p text:style-name="Secondary"><text:span text:style-name="Strong_20_Emphasis">VERTIGO; </text:span>drunken; in occiput. </text:p>
      <text:p text:style-name="Secondary">Headache; dull, <text:span text:style-name="Strong_20_Emphasis">HEAVY, </text:span>band-like, occipital, to over eyes; &lt; tight hat; swelled feeling; basilar. </text:p>
      <text:p text:style-name="Secondary">Meningitis. </text:p>
      <text:p text:style-name="Secondary">Apoplexy. </text:p>
      <text:p text:style-name="Secondary">Suffused, sore, aching eyes </text:p>
      <text:p text:style-name="Secondary"><text:span text:style-name="Strong_20_Emphasis">HEAVY, DROOPING EYELIDS. </text:span></text:p>
      <text:p text:style-name="Secondary"><text:span text:style-name="Strong_20_Emphasis">VISION; </text:span>double; swimming; blind spells; affected, then migraine. </text:p>
      <text:p text:style-name="Secondary">Face full dusky-red; heavy, expressionless; besotted. </text:p>
      <text:p text:style-name="Secondary">Ciliary neuralgia; pains into ears on swallowing. </text:p>
      <text:p text:style-name="Secondary">Pains to occiput </text:p>
      <text:p text:style-name="Secondary">Nose stuffed. </text:p>
      <text:p text:style-name="Secondary">Sneezing; thin, acrid coryza </text:p>
      <text:p text:style-name="Secondary">Sensation as of hot water flowing from the nostrils. </text:p>
      <text:p text:style-name="Secondary">Heavy tongue; thick speech </text:p>
      <text:p text:style-name="Secondary"><text:span text:style-name="Strong_20_Emphasis">THIRSTLESS. </text:span></text:p>
      <text:p text:style-name="Secondary">Griping in gall-bladder. </text:p>
      <text:p text:style-name="Secondary">Copious, yellow stools. </text:p>
      <text:p text:style-name="Secondary">Painless, nervous diarrhœa. </text:p>
      <text:p text:style-name="Secondary">Rectal pains after labor. </text:p>
      <text:p text:style-name="Secondary">Clear, watery urine, &gt; headache. </text:p>
      <text:p text:style-name="Secondary">Alternate pelvic and head symptoms. </text:p>
      <text:p text:style-name="Secondary"><text:soft-page-break/>Atonic seminal losses. </text:p>
      <text:p text:style-name="Secondary">Heavy sore uterus it feels grasped. </text:p>
      <text:p text:style-name="Secondary">Dysmenorrhœa. </text:p>
      <text:p text:style-name="Secondary">Labor pains go up, backward or down thighs. </text:p>
      <text:p text:style-name="Secondary">Rigid os. </text:p>
      <text:p text:style-name="Secondary">Deep yellow leucorrhœa. </text:p>
      <text:p text:style-name="Secondary">Hoarse, during menses. </text:p>
      <text:p text:style-name="Secondary">Tiresome breathing. </text:p>
      <text:p text:style-name="Secondary">Chest; as of a lump behind sternum; congestion. </text:p>
      <text:p text:style-name="Secondary">Heart sore; threatens to stop, must move. </text:p>
      <text:p text:style-name="Secondary">Spine, dull pains up and down &gt; walking; with occipital pain. </text:p>
      <text:p text:style-name="Secondary">Pains under scapulæ </text:p>
      <text:p text:style-name="Secondary">Hard ache in r. </text:p>
      <text:p text:style-name="Secondary">humerus. </text:p>
      <text:p text:style-name="Secondary">Wants hands in cool water. </text:p>
      <text:p text:style-name="Secondary">Heavy lower limbs. </text:p>
      <text:p text:style-name="Secondary">Weak knees &lt; descending. </text:p>
      <text:p text:style-name="Secondary">Tottering gait can't direct his legs. </text:p>
      <text:p text:style-name="Secondary">Moist, yellow skin </text:p>
      <text:p text:style-name="Secondary"><text:span text:style-name="Strong_20_Emphasis">DROWSINESS; </text:span>starts on dropping to sleep. </text:p>
      <text:p text:style-name="Secondary">Heavy stupid sleep. </text:p>
      <text:p text:style-name="Secondary">Full, round, soft pulse </text:p>
      <text:p text:style-name="Secondary">Blood rushes from occiput to forehead. </text:p>
      <text:p text:style-name="Secondary">Visual disturbances, then chill. </text:p>
      <text:p text:style-name="Secondary">Chilly and achy with languor (Sil.) mingled or alternating with heat up and down back </text:p>
      <text:p text:style-name="Secondary">Cold hands and feet. </text:p>
      <text:p text:style-name="Secondary">Heat with sopor </text:p>
      <text:p text:style-name="Secondary"><text:span text:style-name="Strong_20_Emphasis">ABSENCE OF THIRST, </text:span>or trembling. </text:p>
      <text:p text:style-name="Secondary">Cold sweat on genitals. </text:p>
      <text:p text:style-name="Secondary">Fevers; bilious-remittent; malarial; cerebro-spinal. </text:p>
      <text:p text:style-name="Secondary">Measles. </text:p>
      <text:p text:style-name="Secondary">Ebullitions and heats. </text:p>
      <text:p text:style-name="Secondary">Sluggish fever. </text:p>
      <text:p text:style-name="Secondary">Shuddering chill. </text:p>
      <text:p text:style-name="SK-MM-Remedy-Reference">Complementary: Arg-n. Sep. Related: Con. Ign. Mur-ac. Nat-m. Sep. Ver-v.</text:p>
      <text:p text:style-name="Standard"/>
      <text:p text:style-name="SK-MM-Rem-Short">Glo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SK-MM-Rem">GLONOINUM</text:p>
          </table:table-cell>
          <table:table-cell table:style-name="Table7.A1" office:value-type="string">
            <text:p text:style-name="Standard">L1</text:p>
          </table:table-cell>
          <table:table-cell table:style-name="Table7.A1" office:value-type="string">
            <text:p text:style-name="Standard">L2</text:p>
          </table:table-cell>
          <table:table-cell table:style-name="Table7.A1" office:value-type="string">
            <text:p text:style-name="Standard">L3</text:p>
          </table:table-cell>
          <table:table-cell table:style-name="Table7.A1" office:value-type="string">
            <text:p text:style-name="Standard">fnote</text:p>
          </table:table-cell>
          <table:table-cell table:style-name="Table7.A1" office:value-type="string">
            <text:p text:style-name="Standard"/>
          </table:table-cell>
          <table:table-cell table:style-name="Table7.G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</text:p>
          </table:table-cell>
          <table:table-cell table:style-name="Table7.A2" office:value-type="string">
            <text:p text:style-name="SK-MM-L1"><text:span text:style-name="Strong_20_Emphasis">BRAIN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</text:p>
          </table:table-cell>
          <table:table-cell table:style-name="Table7.A2" office:value-type="string">
            <text:p text:style-name="SK-MM-L1"><text:span text:style-name="Emphasis">VASO-MOTORS</text:span></text:p>
          </table:table-cell>
          <table:table-cell table:style-name="Table7.A2" office:value-type="string">
            <text:p text:style-name="SK-MM-L2"><text:span text:style-name="Strong_20_Emphasis">CIRCULATION</text:span></text:p>
          </table:table-cell>
          <table:table-cell table:style-name="Table7.A2" office:value-type="string">
            <text:p text:style-name="SK-MM-L3">forehead</text:p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<text:span text:style-name="Strong_20_Emphasis">HEART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Mastoid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Respiratio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>Worse</text:p>
          </table:table-cell>
          <table:table-cell table:style-name="Table7.A2" office:value-type="string">
            <text:p text:style-name="SK-MM-L1">HEAT</text:p>
          </table:table-cell>
          <table:table-cell table:style-name="Table7.A2" office:value-type="string">
            <text:p text:style-name="SK-MM-L2"><text:span text:style-name="Strong_20_Emphasis">ON HEAD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Overheating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<text:span text:style-name="Strong_20_Emphasis">OF SUN</text:span>lampetc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ext:soft-page-break/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<text:span text:style-name="Strong_20_Emphasis">HOT WEATHER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MOTION</text:p>
          </table:table-cell>
          <table:table-cell table:style-name="Table7.A2" office:value-type="string">
            <text:p text:style-name="SK-MM-L2"><text:span text:style-name="Strong_20_Emphasis">SHAKING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<text:span text:style-name="Strong_20_Emphasis">JAR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Bending head back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Injury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Wine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Suppressed mense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Fruit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Weight of hat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Hair cut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>Better</text:p>
          </table:table-cell>
          <table:table-cell table:style-name="Table7.A2" office:value-type="string">
            <text:p text:style-name="SK-MM-L1">Open air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Elevating head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Cool thing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Cold applicationbathingetc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</table:table>
      <text:p text:style-name="Standard"><text:line-break/></text:p>
      <text:p text:style-name="Primary">A tempestuous remedy, full of VIOLENT PULSATIONS. </text:p>
      <text:p text:style-name="Primary">EBULLITIONS or irregular congestion general P.; with numbness. </text:p>
      <text:p text:style-name="Primary"><text:span text:style-name="Strong_20_Emphasis">UPWARD RUSHES OF BLOOD. </text:span></text:p>
      <text:p text:style-name="Primary">As if enlarged distended or being smaller. </text:p>
      <text:p text:style-name="Primary">Bursting, expansion or enlarged feeling of eyes, head, tongue, etc. </text:p>
      <text:p text:style-name="Primary">Pains that come long after injuries. </text:p>
      <text:p text:style-name="Primary"/>
      <text:p text:style-name="Secondary">Confused, bewildered; loses himself. </text:p>
      <text:p text:style-name="Secondary">Sinks down unconscious. </text:p>
      <text:p text:style-name="Secondary">Sun-stroke. </text:p>
      <text:p text:style-name="Secondary">Apoplexy. </text:p>
      <text:p text:style-name="Secondary">Congestion to head in suppressed menses, eclampsia, albuminuria, etc. </text:p>
      <text:p text:style-name="Secondary"><text:span text:style-name="Strong_20_Emphasis">WAVES; OF TERRIBLE BURSTING, POUNDING HEADACHE, </text:span>as if standing on head; expanding and contracting or blood surging back and forth from head, &lt; carotids to heart; alternating between temples; &lt; sunshine; &lt; damp days. </text:p>
      <text:p text:style-name="Secondary">Cracking, snapping, shocks, explosions or soreness deep in brain. </text:p>
      <text:p text:style-name="Secondary">Head lies too heavy on pillow. </text:p>
      <text:p text:style-name="Secondary">Pains in malar bones, ending in a headache. </text:p>
      <text:p text:style-name="Secondary">Numb, sore vertex. </text:p>
      <text:p text:style-name="Secondary">Sharp, shooting behind ears. </text:p>
      <text:p text:style-name="Secondary">Red lower eyeballs or lids </text:p>
      <text:p text:style-name="Secondary">Staring, dry, protruding or sunken eyes; lids stick to balls (Guai.). </text:p>
      <text:p text:style-name="Secondary">Blind spells. </text:p>
      <text:p text:style-name="Secondary">Bluish face </text:p>
      <text:p text:style-name="Secondary">Veins of temples swelled. </text:p>
      <text:p text:style-name="Secondary"><text:soft-page-break/>Heavy tongue. </text:p>
      <text:p text:style-name="Secondary">Thick saliva in A.M. </text:p>
      <text:p text:style-name="Secondary">Throat feels swelled. </text:p>
      <text:p text:style-name="Secondary">Heavy breathing. </text:p>
      <text:p text:style-name="Secondary">As of a load on chest. </text:p>
      <text:p text:style-name="Secondary">Heart seems full, quivers; strong pulsation, and into (l) neck. </text:p>
      <text:p text:style-name="Secondary">Violent palpitation </text:p>
      <text:p text:style-name="Secondary">Cardiac pains; radiate to all parts; toward arms. </text:p>
      <text:p text:style-name="Secondary">Cardiac pains; &lt; leaning backward or wine. </text:p>
      <text:p text:style-name="Secondary">Neck feels full and stiff. </text:p>
      <text:p text:style-name="Secondary">Trembling hands. </text:p>
      <text:p text:style-name="Secondary">Awakes fearing apoplexy. </text:p>
      <text:p text:style-name="Secondary">Full, tense pulse. </text:p>
      <text:p text:style-name="Secondary">Venous pulse. </text:p>
      <text:p text:style-name="Secondary">Heat on crown of head and along spine </text:p>
      <text:p text:style-name="Secondary">Burning in small areas or single parts. </text:p>
      <text:p text:style-name="Secondary">Heat with hot sweat. </text:p>
      <text:p text:style-name="Secondary">Horrible sinking in epigastrium. </text:p>
      <text:p text:style-name="SK-MM-Remedy-Reference">Complementary: Bell. Related: Amy-n. Bell.</text:p>
      <text:p text:style-name="Standard"/>
      <text:p text:style-name="Standard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ewsGoth Cn BT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K-MM-L1" style:family="paragraph" style:parent-style-name="Standard">
      <style:text-properties fo:font-size="14pt"/>
    </style:style>
    <style:style style:name="SK-MM-L2" style:family="paragraph" style:parent-style-name="Standard"/>
    <style:style style:name="SK-MM-L3" style:family="paragraph" style:parent-style-name="Standard"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imary" style:family="paragraph" style:parent-style-name="Standard" style:auto-update="true">
      <style:text-properties fo:color="#800000"/>
    </style:style>
    <style:style style:name="Secondary" style:family="paragraph" style:parent-style-name="Standard" style:auto-update="true">
      <style:text-properties fo:color="#008000"/>
    </style:style>
    <style:style style:name="SK-MM-Rem" style:family="paragraph" style:parent-style-name="Table_20_Contents" style:auto-update="true"/>
    <style:style style:name="SK-MM-Fnote" style:family="paragraph" style:parent-style-name="Table_20_Contents" style:auto-update="true"/>
    <style:style style:name="SK-MM-Area" style:family="paragraph" style:parent-style-name="Table_20_Contents" style:auto-update="true">
      <style:paragraph-properties fo:background-color="transparent">
        <style:background-image/>
      </style:paragraph-properties>
      <style:text-properties fo:font-weight="bold"/>
    </style:style>
    <style:style style:name="SK-MM-Worse" style:family="paragraph" style:parent-style-name="SK-MM-Area" style:auto-update="true"/>
    <style:style style:name="SK-MM-Better" style:family="paragraph" style:parent-style-name="Table_20_Contents" style:auto-update="true">
      <style:text-properties fo:font-weight="bold"/>
    </style:style>
    <style:style style:name="SK-MM-Region" style:family="paragraph" style:parent-style-name="SK-MM-Area" style:auto-update="true"/>
    <style:style style:name="SK-MM-Remedy-Reference" style:family="paragraph" style:parent-style-name="Standard" style:auto-update="true"/>
    <style:style style:name="SK-MM-Rem-Short" style:family="paragraph" style:parent-style-name="Standard" style:auto-update="true"/>
    <style:style style:name="Exampl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rop_20_Caps" style:display-name="Drop Caps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K-RemRef" style:family="text">
      <style:text-properties fo:font-size="10.5pt" fo:font-style="italic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05T23:47:02.10</dc:date>
    <meta:editing-duration>PT2M8S</meta:editing-duration>
    <meta:editing-cycles>2</meta:editing-cycles>
    <meta:document-statistic meta:table-count="8" meta:image-count="0" meta:object-count="0" meta:page-count="11" meta:paragraph-count="488" meta:word-count="1480" meta:character-count="10023"/>
  </office:meta>
</office:document-meta>
</file>